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279C0F48F11D90905B9.png" manifest:media-type="image/png"/>
  <manifest:file-entry manifest:full-path="Pictures/1000020100000152000001A186E33E9D897307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3" style:family="table">
      <style:table-properties style:width="16.494cm" fo:margin-left="-0.023cm" table:align="left" style:writing-mode="lr-tb"/>
    </style:style>
    <style:style style:name="Taula3.A" style:family="table-column">
      <style:table-column-properties style:column-width="5.308cm"/>
    </style:style>
    <style:style style:name="Taula3.B" style:family="table-column">
      <style:table-column-properties style:column-width="11.187cm"/>
    </style:style>
    <style:style style:name="Taula3.1" style:family="table-row">
      <style:table-row-properties fo:keep-together="auto"/>
    </style:style>
    <style:style style:name="Taula3.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3.B1" style:family="table-cell">
      <style:table-cell-properties style:vertical-align="top" fo:background-color="#808080" fo:padding-left="0.191cm" fo:padding-right="0.191cm" fo:padding-top="0cm" fo:padding-bottom="0cm" fo:border="0.5pt solid #000000" style:writing-mode="lr-tb">
        <style:background-image/>
      </style:table-cell-properties>
    </style:style>
    <style:style style:name="Taula3.A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3.B2" style:family="table-cell">
      <style:table-cell-properties style:vertical-align="top" fo:padding-left="0.191cm" fo:padding-right="0.191cm" fo:padding-top="0cm" fo:padding-bottom="0cm" fo:border="0.5pt solid #000000" style:writing-mode="lr-tb"/>
    </style:style>
    <style:style style:name="Taula2" style:family="table">
      <style:table-properties style:width="16.494cm" fo:margin-left="-0.023cm" table:align="left" style:writing-mode="lr-tb"/>
    </style:style>
    <style:style style:name="Taula2.A" style:family="table-column">
      <style:table-column-properties style:column-width="3.392cm"/>
    </style:style>
    <style:style style:name="Taula2.B" style:family="table-column">
      <style:table-column-properties style:column-width="13.102cm"/>
    </style:style>
    <style:style style:name="Taula2.1" style:family="table-row">
      <style:table-row-properties fo:keep-together="auto"/>
    </style:style>
    <style:style style:name="Taula2.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2.B1" style:family="table-cell">
      <style:table-cell-properties style:vertical-align="top" fo:padding-left="0.191cm" fo:padding-right="0.191cm" fo:padding-top="0cm" fo:padding-bottom="0cm" fo:border="0.5pt solid #000000" style:writing-mode="lr-tb"/>
    </style:style>
    <style:style style:name="Taula2.B2" style:family="table-cell">
      <style:table-cell-properties style:vertical-align="top" fo:padding-left="0.191cm" fo:padding-right="0.191cm" fo:padding-top="0cm" fo:padding-bottom="0cm" fo:border="0.5pt solid #000000" style:writing-mode="lr-tb"/>
    </style:style>
    <style:style style:name="Taula2.B3" style:family="table-cell">
      <style:table-cell-properties style:vertical-align="top" fo:padding-left="0.191cm" fo:padding-right="0.191cm" fo:padding-top="0cm" fo:padding-bottom="0cm" fo:border="0.5pt solid #000000" style:writing-mode="lr-tb"/>
    </style:style>
    <style:style style:name="Taula2.B4" style:family="table-cell">
      <style:table-cell-properties style:vertical-align="top" fo:padding-left="0.191cm" fo:padding-right="0.191cm" fo:padding-top="0cm" fo:padding-bottom="0cm" fo:border="0.5pt solid #000000" style:writing-mode="lr-tb"/>
    </style:style>
    <style:style style:name="Taula1" style:family="table">
      <style:table-properties style:width="16.494cm" fo:margin-left="-0.023cm" table:align="left" style:writing-mode="lr-tb"/>
    </style:style>
    <style:style style:name="Taula1.A" style:family="table-column">
      <style:table-column-properties style:column-width="3.392cm"/>
    </style:style>
    <style:style style:name="Taula1.B" style:family="table-column">
      <style:table-column-properties style:column-width="13.102cm"/>
    </style:style>
    <style:style style:name="Taula1.1" style:family="table-row">
      <style:table-row-properties fo:keep-together="auto"/>
    </style:style>
    <style:style style:name="Taula1.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B1" style:family="table-cell">
      <style:table-cell-properties style:vertical-align="top" fo:padding-left="0.191cm" fo:padding-right="0.191cm" fo:padding-top="0cm" fo:padding-bottom="0cm" fo:border="0.5pt solid #000000" style:writing-mode="lr-tb"/>
    </style:style>
    <style:style style:name="Taula1.B2" style:family="table-cell">
      <style:table-cell-properties style:vertical-align="top" fo:padding-left="0.191cm" fo:padding-right="0.191cm" fo:padding-top="0cm" fo:padding-bottom="0cm" fo:border="0.5pt solid #000000" style:writing-mode="lr-tb"/>
    </style:style>
    <style:style style:name="Taula1.B3" style:family="table-cell">
      <style:table-cell-properties style:vertical-align="top" fo:padding-left="0.191cm" fo:padding-right="0.191cm" fo:padding-top="0cm" fo:padding-bottom="0cm" fo:border="0.5pt solid #000000" style:writing-mode="lr-tb"/>
    </style:style>
    <style:style style:name="Taula1.B4" style:family="table-cell">
      <style:table-cell-properties style:vertical-align="top" fo:padding-left="0.191cm" fo:padding-right="0.191cm" fo:padding-top="0cm" fo:padding-bottom="0cm" fo:border="0.5pt solid #000000" style:writing-mode="lr-tb"/>
    </style:style>
    <style:style style:name="Taula1.B5" style:family="table-cell">
      <style:table-cell-properties style:vertical-align="top" fo:padding-left="0.191cm" fo:padding-right="0.191cm" fo:padding-top="0cm" fo:padding-bottom="0cm" fo:border="0.5pt solid #000000" style:writing-mode="lr-tb"/>
    </style:style>
    <style:style style:name="Taula1.B6" style:family="table-cell">
      <style:table-cell-properties style:vertical-align="top" fo:padding-left="0.191cm" fo:padding-right="0.191cm" fo:padding-top="0cm" fo:padding-bottom="0cm" fo:border="0.5pt solid #000000" style:writing-mode="lr-tb"/>
    </style:style>
    <style:style style:name="Taula1.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ula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4" style:family="table">
      <style:table-properties style:width="12.716cm" table:align="left" style:writing-mode="lr-tb"/>
    </style:style>
    <style:style style:name="Taula4.A" style:family="table-column">
      <style:table-column-properties style:column-width="6.498cm"/>
    </style:style>
    <style:style style:name="Taula4.B" style:family="table-column">
      <style:table-column-properties style:column-width="6.218cm"/>
    </style:style>
    <style:style style:name="Taula4.A1" style:family="table-cell">
      <style:table-cell-properties fo:padding="0.097cm" fo:border-left="0.05pt solid #000000" fo:border-right="none" fo:border-top="0.05pt solid #000000" fo:border-bottom="0.05pt solid #000000"/>
    </style:style>
    <style:style style:name="Taula4.B1" style:family="table-cell">
      <style:table-cell-properties fo:padding="0.097cm" fo:border="0.05pt solid #000000"/>
    </style:style>
    <style:style style:name="Taula4.A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d93a3" officeooo:paragraph-rsid="001d93a3"/>
    </style:style>
    <style:style style:name="P2" style:family="paragraph" style:parent-style-name="Standard">
      <style:text-properties fo:font-weight="bold" officeooo:rsid="000bfe51" officeooo:paragraph-rsid="001d93a3" style:font-weight-asian="bold" style:font-weight-complex="bold"/>
    </style:style>
    <style:style style:name="P3" style:family="paragraph" style:parent-style-name="Heading_20_1">
      <style:paragraph-properties fo:margin-top="0.423cm" fo:margin-bottom="0.106cm" loext:contextual-spacing="false">
        <style:tab-stops>
          <style:tab-stop style:position="0cm"/>
        </style:tab-stops>
      </style:paragraph-properties>
      <style:text-properties fo:language="ca" fo:country="ES" officeooo:paragraph-rsid="004d9061"/>
    </style:style>
    <style:style style:name="P4" style:family="paragraph" style:parent-style-name="Heading_20_1" style:master-page-name="Standard">
      <style:paragraph-properties fo:margin-top="0.423cm" fo:margin-bottom="0.106cm" loext:contextual-spacing="false" style:page-number="auto" fo:break-before="page">
        <style:tab-stops>
          <style:tab-stop style:position="0cm"/>
        </style:tab-stops>
      </style:paragraph-properties>
      <style:text-properties fo:language="ca" fo:country="ES" officeooo:paragraph-rsid="004d9061"/>
    </style:style>
    <style:style style:name="P5" style:family="paragraph" style:parent-style-name="Standard" style:list-style-name="L1">
      <style:paragraph-properties fo:text-align="justify" style:justify-single-word="false"/>
      <style:text-properties fo:font-weight="bold" officeooo:rsid="000bfe51" officeooo:paragraph-rsid="00247994" style:font-weight-asian="bold" style:font-weight-complex="bold"/>
    </style:style>
    <style:style style:name="P6" style:family="paragraph" style:parent-style-name="Standard" style:list-style-name="L1">
      <style:text-properties officeooo:rsid="000bfe51" officeooo:paragraph-rsid="001d93a3"/>
    </style:style>
    <style:style style:name="P7" style:family="paragraph" style:parent-style-name="Standard">
      <style:paragraph-properties fo:line-height="150%" fo:text-align="justify" style:justify-single-word="false"/>
      <style:text-properties officeooo:rsid="004f0919" officeooo:paragraph-rsid="0061b35f"/>
    </style:style>
    <style:style style:name="P8" style:family="paragraph" style:parent-style-name="Standard" style:list-style-name="L2">
      <style:paragraph-properties fo:line-height="150%" fo:text-align="justify" style:justify-single-word="false"/>
      <style:text-properties officeooo:rsid="001ffecc" officeooo:paragraph-rsid="001ffecc"/>
    </style:style>
    <style:style style:name="P9" style:family="paragraph" style:parent-style-name="Standard">
      <style:paragraph-properties fo:line-height="150%" fo:text-align="justify" style:justify-single-word="false"/>
      <style:text-properties officeooo:paragraph-rsid="0036d3c0"/>
    </style:style>
    <style:style style:name="P10" style:family="paragraph" style:parent-style-name="Standard" style:list-style-name="L2">
      <style:paragraph-properties fo:line-height="150%" fo:text-align="justify" style:justify-single-word="false"/>
      <style:text-properties officeooo:paragraph-rsid="001ffecc"/>
    </style:style>
    <style:style style:name="P11" style:family="paragraph" style:parent-style-name="Standard">
      <style:paragraph-properties fo:line-height="150%" fo:text-align="justify" style:justify-single-word="false"/>
      <style:text-properties officeooo:rsid="001d93a3" officeooo:paragraph-rsid="00456878"/>
    </style:style>
    <style:style style:name="P12" style:family="paragraph" style:parent-style-name="Standard">
      <style:paragraph-properties fo:line-height="150%"/>
      <style:text-properties officeooo:rsid="001d93a3" officeooo:paragraph-rsid="00456878"/>
    </style:style>
    <style:style style:name="P13" style:family="paragraph" style:parent-style-name="Standard">
      <style:paragraph-properties fo:line-height="150%" fo:text-align="justify" style:justify-single-word="false"/>
      <style:text-properties officeooo:rsid="002a573c" officeooo:paragraph-rsid="003a82f6"/>
    </style:style>
    <style:style style:name="P14" style:family="paragraph" style:parent-style-name="Standard">
      <style:paragraph-properties fo:line-height="150%" fo:text-align="justify" style:justify-single-word="false"/>
      <style:text-properties officeooo:rsid="002dfb64" officeooo:paragraph-rsid="003a82f6"/>
    </style:style>
    <style:style style:name="P15" style:family="paragraph" style:parent-style-name="Standard">
      <style:paragraph-properties fo:line-height="150%" fo:text-align="justify" style:justify-single-word="false"/>
      <style:text-properties officeooo:rsid="00360695" officeooo:paragraph-rsid="00360695"/>
    </style:style>
    <style:style style:name="P16" style:family="paragraph" style:parent-style-name="Standard">
      <style:paragraph-properties fo:line-height="150%" fo:text-align="justify" style:justify-single-word="false"/>
      <style:text-properties officeooo:rsid="001f539d" officeooo:paragraph-rsid="001f539d"/>
    </style:style>
    <style:style style:name="P17" style:family="paragraph" style:parent-style-name="Standard" style:list-style-name="L1">
      <style:paragraph-properties fo:break-before="page"/>
      <style:text-properties fo:font-weight="bold" officeooo:rsid="000bfe51" officeooo:paragraph-rsid="001d93a3" style:font-weight-asian="bold" style:font-weight-complex="bold"/>
    </style:style>
    <style:style style:name="P18" style:family="paragraph" style:parent-style-name="Standard">
      <style:paragraph-properties fo:margin-top="0.423cm" fo:margin-bottom="0.106cm" loext:contextual-spacing="false">
        <style:tab-stops>
          <style:tab-stop style:position="13.335cm"/>
        </style:tab-stops>
      </style:paragraph-properties>
      <style:text-properties fo:language="ca" fo:country="ES" officeooo:rsid="000bfe51" officeooo:paragraph-rsid="004d9061"/>
    </style:style>
    <style:style style:name="P19" style:family="paragraph" style:parent-style-name="Standard">
      <style:paragraph-properties fo:margin-top="0.212cm" fo:margin-bottom="0cm" loext:contextual-spacing="false" fo:text-align="start" style:justify-single-word="false" style:snap-to-layout-grid="false"/>
      <style:text-properties fo:color="#ffffff" fo:language="ca" fo:country="ES" fo:font-weight="bold" officeooo:paragraph-rsid="004d9061" style:font-weight-asian="bold" style:font-weight-complex="bold"/>
    </style:style>
    <style:style style:name="P20"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2784e3" officeooo:paragraph-rsid="004d9061" style:font-weight-asian="normal" style:font-weight-complex="normal"/>
    </style:style>
    <style:style style:name="P21" style:family="paragraph" style:parent-style-name="Standard">
      <style:paragraph-properties fo:margin-top="0.212cm" fo:margin-bottom="0cm" loext:contextual-spacing="false" fo:text-align="start" style:justify-single-word="false" style:snap-to-layout-grid="false"/>
      <style:text-properties fo:language="ca" fo:country="ES" officeooo:rsid="0027e2a8" officeooo:paragraph-rsid="004d9061"/>
    </style:style>
    <style:style style:name="P22" style:family="paragraph" style:parent-style-name="Standard">
      <style:paragraph-properties fo:margin-top="0.212cm" fo:margin-bottom="0cm" loext:contextual-spacing="false" fo:text-align="start" style:justify-single-word="false" style:snap-to-layout-grid="false"/>
      <style:text-properties fo:language="ca" fo:country="ES" officeooo:rsid="003288c4" officeooo:paragraph-rsid="004d9061"/>
    </style:style>
    <style:style style:name="P23" style:family="paragraph" style:parent-style-name="Standard">
      <style:paragraph-properties fo:margin-top="0.212cm" fo:margin-bottom="0cm" loext:contextual-spacing="false" fo:text-align="start" style:justify-single-word="false" style:snap-to-layout-grid="false"/>
      <style:text-properties fo:language="ca" fo:country="ES" officeooo:paragraph-rsid="004d9061"/>
    </style:style>
    <style:style style:name="P24" style:family="paragraph" style:parent-style-name="Standard">
      <style:paragraph-properties fo:margin-top="0.212cm" fo:margin-bottom="0cm" loext:contextual-spacing="false" fo:text-align="start" style:justify-single-word="false" style:snap-to-layout-grid="false"/>
      <style:text-properties fo:language="ca" fo:country="ES" officeooo:rsid="000a68ef" officeooo:paragraph-rsid="004d9061"/>
    </style:style>
    <style:style style:name="P25" style:family="paragraph" style:parent-style-name="Standard">
      <style:paragraph-properties fo:margin-top="0.212cm" fo:margin-bottom="0cm" loext:contextual-spacing="false" fo:text-align="start" style:justify-single-word="false" style:snap-to-layout-grid="false"/>
      <style:text-properties fo:language="ca" fo:country="ES" officeooo:rsid="001055bd" officeooo:paragraph-rsid="004d9061"/>
    </style:style>
    <style:style style:name="P26" style:family="paragraph" style:parent-style-name="Standard">
      <style:paragraph-properties fo:margin-top="0.212cm" fo:margin-bottom="0cm" loext:contextual-spacing="false" fo:text-align="start" style:justify-single-word="false" style:snap-to-layout-grid="false"/>
      <style:text-properties fo:language="ca" fo:country="ES" officeooo:rsid="000b8e93" officeooo:paragraph-rsid="004d9061"/>
    </style:style>
    <style:style style:name="P27" style:family="paragraph" style:parent-style-name="Standard">
      <style:paragraph-properties fo:margin-top="0.212cm" fo:margin-bottom="0cm" loext:contextual-spacing="false" fo:text-align="start" style:justify-single-word="false" style:snap-to-layout-grid="false"/>
      <style:text-properties fo:language="ca" fo:country="ES" officeooo:rsid="0017bdda" officeooo:paragraph-rsid="004d9061"/>
    </style:style>
    <style:style style:name="P28" style:family="paragraph" style:parent-style-name="Standard">
      <style:paragraph-properties fo:margin-top="0.101cm" fo:margin-bottom="0.101cm" loext:contextual-spacing="false" fo:line-height="150%"/>
      <style:text-properties officeooo:rsid="0069edf3" officeooo:paragraph-rsid="0069edf3"/>
    </style:style>
    <style:style style:name="P29" style:family="paragraph" style:parent-style-name="Standard">
      <style:paragraph-properties fo:margin-top="0.101cm" fo:margin-bottom="0.101cm" loext:contextual-spacing="false" fo:line-height="150%"/>
      <style:text-properties officeooo:rsid="006c4cfd" officeooo:paragraph-rsid="006c4cfd"/>
    </style:style>
    <style:style style:name="P30" style:family="paragraph" style:parent-style-name="Standard" style:list-style-name="L3">
      <style:paragraph-properties fo:margin-top="0.101cm" fo:margin-bottom="0.101cm" loext:contextual-spacing="false" fo:line-height="150%"/>
      <style:text-properties officeooo:rsid="006e0f54" officeooo:paragraph-rsid="006e0f54"/>
    </style:style>
    <style:style style:name="P31" style:family="paragraph" style:parent-style-name="Heading_20_2">
      <style:text-properties officeooo:paragraph-rsid="004d9061"/>
    </style:style>
    <style:style style:name="P32" style:family="paragraph" style:parent-style-name="Table_20_Contents">
      <style:paragraph-properties fo:text-align="center" style:justify-single-word="false"/>
      <style:text-properties fo:language="ca" fo:country="ES" fo:font-weight="bold" officeooo:rsid="000b8e93" officeooo:paragraph-rsid="004d9061" style:font-weight-asian="bold" style:font-weight-complex="bold"/>
    </style:style>
    <style:style style:name="P33" style:family="paragraph" style:parent-style-name="Table_20_Contents">
      <style:paragraph-properties fo:text-align="center" style:justify-single-word="false"/>
      <style:text-properties fo:language="ca" fo:country="ES" fo:font-weight="bold" officeooo:rsid="00300352" officeooo:paragraph-rsid="004d9061" style:font-weight-asian="bold" style:font-weight-complex="bold"/>
    </style:style>
    <style:style style:name="P34" style:family="paragraph" style:parent-style-name="Table_20_Contents">
      <style:paragraph-properties fo:text-align="center" style:justify-single-word="false"/>
      <style:text-properties fo:language="ca" fo:country="ES" fo:font-weight="bold" officeooo:rsid="001fd624" officeooo:paragraph-rsid="004d9061" style:font-weight-asian="bold" style:font-weight-complex="bold"/>
    </style:style>
    <style:style style:name="P35" style:family="paragraph" style:parent-style-name="Table_20_Contents">
      <style:text-properties fo:language="ca" fo:country="ES" officeooo:rsid="000b8e93" officeooo:paragraph-rsid="004d9061"/>
    </style:style>
    <style:style style:name="P36" style:family="paragraph" style:parent-style-name="Table_20_Contents">
      <style:text-properties fo:language="ca" fo:country="ES" officeooo:rsid="0015243e" officeooo:paragraph-rsid="004d9061"/>
    </style:style>
    <style:style style:name="P37" style:family="paragraph" style:parent-style-name="Table_20_Contents">
      <style:text-properties fo:language="ca" fo:country="ES" officeooo:rsid="0020df16" officeooo:paragraph-rsid="004d9061"/>
    </style:style>
    <style:style style:name="P38" style:family="paragraph" style:parent-style-name="Table_20_Contents">
      <style:text-properties fo:language="ca" fo:country="ES" officeooo:rsid="0026b944" officeooo:paragraph-rsid="004d9061"/>
    </style:style>
    <style:style style:name="P39" style:family="paragraph" style:parent-style-name="Table_20_Contents">
      <style:text-properties fo:language="ca" fo:country="ES" officeooo:rsid="0030c223" officeooo:paragraph-rsid="004d9061"/>
    </style:style>
    <style:style style:name="P40" style:family="paragraph" style:parent-style-name="Table_20_Contents">
      <style:text-properties fo:language="ca" fo:country="ES" officeooo:rsid="002c88af" officeooo:paragraph-rsid="004d9061"/>
    </style:style>
    <style:style style:name="P41" style:family="paragraph" style:parent-style-name="Table_20_Contents">
      <style:text-properties fo:language="ca" fo:country="ES" officeooo:rsid="002cd3a6" officeooo:paragraph-rsid="004d9061"/>
    </style:style>
    <style:style style:name="P42" style:family="paragraph" style:parent-style-name="Table_20_Contents">
      <style:text-properties fo:language="ca" fo:country="ES" officeooo:rsid="002f07f2" officeooo:paragraph-rsid="004d9061"/>
    </style:style>
    <style:style style:name="T1" style:family="text">
      <style:text-properties officeooo:rsid="001ffecc"/>
    </style:style>
    <style:style style:name="T2" style:family="text">
      <style:text-properties fo:font-weight="bold" style:font-weight-asian="bold" style:font-weight-complex="bold"/>
    </style:style>
    <style:style style:name="T3" style:family="text">
      <style:text-properties fo:font-weight="bold" officeooo:rsid="001ffecc" style:font-weight-asian="bold" style:font-weight-complex="bold"/>
    </style:style>
    <style:style style:name="T4" style:family="text">
      <style:text-properties officeooo:rsid="00247994"/>
    </style:style>
    <style:style style:name="T5" style:family="text">
      <style:text-properties officeooo:rsid="002dfb64"/>
    </style:style>
    <style:style style:name="T6" style:family="text">
      <style:text-properties officeooo:rsid="0044ae6c"/>
    </style:style>
    <style:style style:name="T7" style:family="text">
      <style:text-properties fo:font-weight="normal" officeooo:rsid="0027ba86" style:font-weight-asian="normal" style:font-weight-complex="normal"/>
    </style:style>
    <style:style style:name="T8" style:family="text">
      <style:text-properties officeooo:rsid="0046131e"/>
    </style:style>
    <style:style style:name="T9" style:family="text">
      <style:text-properties officeooo:rsid="002c2a0e"/>
    </style:style>
    <style:style style:name="T10" style:family="text">
      <style:text-properties officeooo:rsid="002d5df7"/>
    </style:style>
    <style:style style:name="T11" style:family="text">
      <style:text-properties officeooo:rsid="0020ddc8"/>
    </style:style>
    <style:style style:name="T12" style:family="text">
      <style:text-properties officeooo:rsid="0015243e"/>
    </style:style>
    <style:style style:name="T13" style:family="text">
      <style:text-properties officeooo:rsid="0012e3b4"/>
    </style:style>
    <style:style style:name="T14" style:family="text">
      <style:text-properties officeooo:rsid="002e3f7e"/>
    </style:style>
    <style:style style:name="T15" style:family="text">
      <style:text-properties officeooo:rsid="003146f1"/>
    </style:style>
    <style:style style:name="T16" style:family="text">
      <style:text-properties officeooo:rsid="00247bbf"/>
    </style:style>
    <style:style style:name="T17" style:family="text">
      <style:text-properties officeooo:rsid="0013f8b7"/>
    </style:style>
    <style:style style:name="T18" style:family="text">
      <style:text-properties officeooo:rsid="0036df27"/>
    </style:style>
    <style:style style:name="T19" style:family="text">
      <style:text-properties officeooo:rsid="003a42a8"/>
    </style:style>
    <style:style style:name="T20" style:family="text">
      <style:text-properties officeooo:rsid="0032d243"/>
    </style:style>
    <style:style style:name="T21" style:family="text">
      <style:text-properties officeooo:rsid="0026b944"/>
    </style:style>
    <style:style style:name="T22" style:family="text">
      <style:text-properties officeooo:rsid="00206d1b"/>
    </style:style>
    <style:style style:name="T23" style:family="text">
      <style:text-properties officeooo:rsid="00200d9b"/>
    </style:style>
    <style:style style:name="T24" style:family="text">
      <style:text-properties officeooo:rsid="003b0e13"/>
    </style:style>
    <style:style style:name="T25" style:family="text">
      <style:text-properties officeooo:rsid="001ec84f"/>
    </style:style>
    <style:style style:name="T26" style:family="text">
      <style:text-properties officeooo:rsid="003775f2"/>
    </style:style>
    <style:style style:name="T27" style:family="text">
      <style:text-properties officeooo:rsid="002c88af"/>
    </style:style>
    <style:style style:name="T28" style:family="text">
      <style:text-properties officeooo:rsid="002cd3a6"/>
    </style:style>
    <style:style style:name="T29" style:family="text">
      <style:text-properties officeooo:rsid="001a194a"/>
    </style:style>
    <style:style style:name="T30" style:family="text">
      <style:text-properties officeooo:rsid="001b504f"/>
    </style:style>
    <style:style style:name="T31" style:family="text">
      <style:text-properties officeooo:rsid="002f07f2"/>
    </style:style>
    <style:style style:name="T32" style:family="text">
      <style:text-properties officeooo:rsid="002b4280"/>
    </style:style>
    <style:style style:name="T33" style:family="text">
      <style:text-properties officeooo:rsid="002b8162"/>
    </style:style>
    <style:style style:name="T34" style:family="text">
      <style:text-properties officeooo:rsid="002cd3c4"/>
    </style:style>
    <style:style style:name="T35" style:family="text">
      <style:text-properties officeooo:rsid="002e7cb6"/>
    </style:style>
    <style:style style:name="T36" style:family="text">
      <style:text-properties officeooo:rsid="002ac828"/>
    </style:style>
    <style:style style:name="T37" style:family="text">
      <style:text-properties officeooo:rsid="002ee0d9"/>
    </style:style>
    <style:style style:name="T38" style:family="text">
      <style:text-properties officeooo:rsid="004f0919"/>
    </style:style>
    <style:style style:name="T39" style:family="text">
      <style:text-properties officeooo:rsid="0050ec8f"/>
    </style:style>
    <style:style style:name="T40" style:family="text">
      <style:text-properties officeooo:rsid="00549617"/>
    </style:style>
    <style:style style:name="T41" style:family="text">
      <style:text-properties officeooo:rsid="0061b35f"/>
    </style:style>
    <style:style style:name="T42" style:family="text">
      <style:text-properties officeooo:rsid="006ab28e"/>
    </style:style>
    <style:style style:name="T43" style:family="text">
      <style:text-properties officeooo:rsid="006ffae7"/>
    </style:style>
    <style:style style:name="T44" style:family="text">
      <style:text-properties officeooo:rsid="00718fb5"/>
    </style:style>
    <style:style style:name="T45" style:family="text">
      <style:text-properties officeooo:rsid="0072d4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Decisions de Disseny</text:h>
      <text:p text:style-name="P15">Per portar a terme el desenvolupament de l’aplicació per l’hotel, hem pres decisions de com serà l’arquitectura dels fitxers, les plantilles de disseny entre altres.</text:p>
      <text:p text:style-name="P9"/>
      <text:list xml:id="list4121474882589603022" text:style-name="L1">
        <text:list-item>
          <text:list>
            <text:list-item>
              <text:p text:style-name="P5">Arquitectura <text:span text:style-name="T4">i </text:span>Bastiments</text:p>
            </text:list-item>
          </text:list>
        </text:list-item>
      </text:list>
      <text:p text:style-name="P16">L’arquitectura que <text:span text:style-name="T1">es seguirà per la creació de l’</text:span>aplicació serà la del framework symfony amb l’estructura <text:span text:style-name="T1">de directori</text:span> típica <text:span text:style-name="T1">que conté</text:span>: </text:p>
      <text:list xml:id="list4069081065309723110" text:style-name="L2">
        <text:list-item>
          <text:p text:style-name="P10"><text:span text:style-name="T3">app/: </text:span><text:span text:style-name="T1">configuració de l’aplicació, la plantilla i traduccions.</text:span></text:p>
        </text:list-item>
        <text:list-item>
          <text:p text:style-name="P8"><text:span text:style-name="T2">bin/:</text:span> comanda php </text:p>
        </text:list-item>
        <text:list-item>
          <text:p text:style-name="P8"><text:span text:style-name="T2">src/: </text:span>Codi del projecte. </text:p>
        </text:list-item>
        <text:list-item>
          <text:p text:style-name="P8"><text:span text:style-name="T2">vendor/:</text:span> dependències de tercers. </text:p>
        </text:list-item>
        <text:list-item>
          <text:p text:style-name="P8"><text:span text:style-name="T2">var/:</text:span> Arxius generat<text:span text:style-name="T38">s</text:span> (cache, registre, etc.).</text:p>
        </text:list-item>
        <text:list-item>
          <text:p text:style-name="P8"><text:span text:style-name="T2">web/:</text:span> directori arrel del servidor web.</text:p>
        </text:list-item>
      </text:list>
      <text:p text:style-name="P16"><text:span text:style-name="T1">E</text:span>l desenvolupament de l’aplicació es <text:span text:style-name="T1">farà</text:span> dins de la <text:span text:style-name="T1">del directori src on es crearà els bundles. L'estructura del bundles dins de src tindrà la següent organització:</text:span></text:p>
      <text:p text:style-name="P13"><draw:frame draw:style-name="fr1" draw:name="Imagen1" text:anchor-type="paragraph" svg:x="6.241cm" svg:y="0.034cm" svg:width="4.815cm" svg:height="5.941cm" draw:z-index="0"><draw:image xlink:href="Pictures/1000020100000152000001A186E33E9D897307C1.png" xlink:type="simple" xlink:show="embed" xlink:actuate="onLoad"/></draw:frame>Hem decidit <text:span text:style-name="T5">crear un bundle amb el nom de l’aplicació que serà el principal el qual contindrà quatre subbundles. </text:span></text:p>
      <text:p text:style-name="P14">En el bundle d’administració de <text:span text:style-name="T40">l’</text:span>hotel contindrà tot el referit a les habitacions i treballador, en el bundle usuari contindrà el registre, el login, l’administració d’usuaris i dades dels clients, el bundle de reservar contindrà tot el referit d’administració dels clients i administració de reserva i bundle de tasques tot referit a les tasques i la seva assignació. </text:p>
      <text:list xml:id="list4344718135182" text:continue-list="list4121474882589603022" text:style-name="L1">
        <text:list-item>
          <text:list>
            <text:list-header>
              <text:p text:style-name="P6"><text:s/></text:p>
            </text:list-header>
          </text:list>
        </text:list-item>
      </text:list>
      <text:p text:style-name="P2"/>
      <text:list xml:id="list4344374724273" text:continue-numbering="true" text:style-name="L1">
        <text:list-item>
          <text:list>
            <text:list-item>
              <text:p text:style-name="P17">Plantilles</text:p>
            </text:list-item>
          </text:list>
        </text:list-item>
      </text:list>
      <text:p text:style-name="P1"/>
      <text:p text:style-name="P7">El nostre objectiu <text:s/><text:span text:style-name="T39">refent al disseny web és oferir als usuaris una interfície fàcil d’utilitzar, per això hem decidit no utilitzar cap plantilla de tercers sinó que crearem des de zero una plantilla simple.</text:span></text:p>
      <text:p text:style-name="P7"><text:span text:style-name="T41">Per creat les pàgines, el framework symfony ens ofereix les plantilles twig que són concises i fàcils de llegir, a més inclou funcionalitats que faciliten la creació de les plantilles com els filtres, controlar espais blancs generats pel codi o <text:s/>renderitza l’entorn d’execució segur. </text:span></text:p>
      <text:p text:style-name="P11">En totes les vistes <text:span text:style-name="T8">d’aquesta aplicació </text:span>es farà un extends <text:span text:style-name="T6">de la plantilla base situada al bundle principal d’hotel (</text:span><text:span text:style-name="T7">HotelOceanBundle</text:span><text:span text:style-name="T6">), en aquesta plantilla base es definirà la part comuna de totes les pàgines amb blocks de l’encapçalament, el menú <text:s/>i el footer. </text:span></text:p>
      <text:p text:style-name="P12"><draw:frame draw:style-name="fr1" draw:name="Imagen3" text:anchor-type="paragraph" svg:x="4.276cm" svg:y="-0.071cm" svg:width="9.013cm" svg:height="8.632cm" draw:z-index="1"><draw:image xlink:href="Pictures/100002010000029500000279C0F48F11D90905B9.png" xlink:type="simple" xlink:show="embed" xlink:actuate="onLoad"/></draw:frame></text:p>
      <text:list xml:id="list4344495082397" text:continue-numbering="true" text:style-name="L1">
        <text:list-item>
          <text:list>
            <text:list-item>
              <text:p text:style-name="P6"><text:span text:style-name="T2">Altres</text:span> </text:p>
            </text:list-item>
          </text:list>
        </text:list-item>
      </text:list>
      <text:p text:style-name="P28">Un<text:span text:style-name="T45">a</text:span> altra cosa que s’ha decidit <text:span text:style-name="T44">és</text:span> que es farà servir un bundle ja creat per la gestió d’usuaris, <text:span text:style-name="T42">anomenat FOSUserBundle el qual proporciona un marc flexible en la gestió d’usuaris com el registre o la recuperació de contrasenya. </text:span></text:p>
      <text:p text:style-name="P29">Les característiques d’aquest bundle, són: </text:p>
      <text:list xml:id="list7194393747373424670" text:style-name="L3">
        <text:list-item>
          <text:p text:style-name="P30">Els usuaris s’emmagatzema a trav<text:span text:style-name="T43">é</text:span>s de la base de dades Doctrine. </text:p>
        </text:list-item>
        <text:list-item>
          <text:p text:style-name="P30">Confirmació opcional per correu electrònic com a suport del registre. </text:p>
        </text:list-item>
        <text:list-item>
          <text:p text:style-name="P30">Suport al restabliment de contrasenya. </text:p>
        </text:list-item>
      </text:list>
      <text:h text:style-name="P4" text:outline-level="1">Llista de casos d'ús</text:h>
      <table:table table:name="Taula3" table:style-name="Taula3">
        <table:table-column table:style-name="Taula3.A"/>
        <table:table-column table:style-name="Taula3.B"/>
        <table:table-row table:style-name="Taula3.1">
          <table:table-cell table:style-name="Taula3.A1" office:value-type="string">
            <text:p text:style-name="P19">Actor</text:p>
          </table:table-cell>
          <table:table-cell table:style-name="Taula3.B1" office:value-type="string">
            <text:p text:style-name="P19">Cas d'ús</text:p>
          </table:table-cell>
        </table:table-row>
        <table:table-row table:style-name="Taula3.1">
          <table:table-cell table:style-name="Taula3.A2" office:value-type="string">
            <text:p text:style-name="P20">Treballador Recepcionista</text:p>
          </table:table-cell>
          <table:table-cell table:style-name="Taula3.B2" office:value-type="string">
            <text:p text:style-name="P21">Administrar Reserves</text:p>
          </table:table-cell>
        </table:table-row>
      </table:table>
      <text:h text:style-name="P3" text:outline-level="1">Fitxa d'actor</text:h>
      <table:table table:name="Taula2" table:style-name="Taula2">
        <table:table-column table:style-name="Taula2.A"/>
        <table:table-column table:style-name="Taula2.B"/>
        <table:table-row table:style-name="Taula2.1">
          <table:table-cell table:style-name="Taula2.A1" office:value-type="string">
            <text:p text:style-name="P19">Actor</text:p>
          </table:table-cell>
          <table:table-cell table:style-name="Taula2.B4" office:value-type="string">
            <text:p text:style-name="P20">Treballador Recepcionista</text:p>
          </table:table-cell>
        </table:table-row>
        <table:table-row table:style-name="Taula2.1">
          <table:table-cell table:style-name="Taula2.A1" office:value-type="string">
            <text:p text:style-name="P19">Casos d'ús</text:p>
          </table:table-cell>
          <table:table-cell table:style-name="Taula2.B4" office:value-type="string">
            <text:p text:style-name="P22">Administrar Reserves</text:p>
          </table:table-cell>
        </table:table-row>
        <table:table-row table:style-name="Taula2.1">
          <table:table-cell table:style-name="Taula2.A1" office:value-type="string">
            <text:p text:style-name="P19">Tipus</text:p>
          </table:table-cell>
          <table:table-cell table:style-name="Taula2.B4" office:value-type="string">
            <text:p text:style-name="P23">Primari</text:p>
          </table:table-cell>
        </table:table-row>
        <table:table-row table:style-name="Taula2.1">
          <table:table-cell table:style-name="Taula2.A1" office:value-type="string">
            <text:p text:style-name="P19">Descripció</text:p>
          </table:table-cell>
          <table:table-cell table:style-name="Taula2.B4" office:value-type="string">
            <text:p text:style-name="P24">Donar d'alta <text:span text:style-name="T9">reserva</text:span>, <text:span text:style-name="T9">Consultar reserva,</text:span> <text:span text:style-name="T9">Modificar</text:span> <text:span text:style-name="T9">reserva</text:span>, <text:span text:style-name="T9">Eliminar reserva.</text:span></text:p>
          </table:table-cell>
        </table:table-row>
      </table:table>
      <text:h text:style-name="P3" text:outline-level="1">Fitxa de cas d’ús</text:h>
      <table:table table:name="Taula1" table:style-name="Taula1">
        <table:table-column table:style-name="Taula1.A"/>
        <table:table-column table:style-name="Taula1.B"/>
        <table:table-row table:style-name="Taula1.1">
          <table:table-cell table:style-name="Taula1.A1" office:value-type="string">
            <text:p text:style-name="P19">Cas d’ús</text:p>
          </table:table-cell>
          <table:table-cell table:style-name="Taula1.B6" office:value-type="string">
            <text:p text:style-name="P22">Administrar Reserves</text:p>
          </table:table-cell>
        </table:table-row>
        <table:table-row table:style-name="Taula1.1">
          <table:table-cell table:style-name="Taula1.A1" office:value-type="string">
            <text:p text:style-name="P19">Actors</text:p>
          </table:table-cell>
          <table:table-cell table:style-name="Taula1.B6" office:value-type="string">
            <text:p text:style-name="P20">Treballador Recepcionista</text:p>
          </table:table-cell>
        </table:table-row>
        <table:table-row table:style-name="Taula1.1">
          <table:table-cell table:style-name="Taula1.A1" office:value-type="string">
            <text:p text:style-name="P19">Propòsit</text:p>
          </table:table-cell>
          <table:table-cell table:style-name="Taula1.B6" office:value-type="string">
            <text:p text:style-name="P24">Introduir les dades de l'actor a la base de dades</text:p>
          </table:table-cell>
        </table:table-row>
        <table:table-row table:style-name="Taula1.1">
          <table:table-cell table:style-name="Taula1.A1" office:value-type="string">
            <text:p text:style-name="P19">Resum</text:p>
          </table:table-cell>
          <table:table-cell table:style-name="Taula1.B6" office:value-type="string">
            <table:table table:name="Taula4" table:style-name="Taula4">
              <table:table-column table:style-name="Taula4.A"/>
              <table:table-column table:style-name="Taula4.B"/>
              <table:table-row>
                <table:table-cell table:style-name="Taula4.A1" office:value-type="string">
                  <text:p text:style-name="P32">Sistema</text:p>
                </table:table-cell>
                <table:table-cell table:style-name="Taula4.B1" office:value-type="string">
                  <text:p text:style-name="P32">Administrador</text:p>
                </table:table-cell>
              </table:table-row>
              <table:table-row>
                <table:table-cell table:style-name="Taula4.A2" table:number-columns-spanned="2" office:value-type="string">
                  <text:p text:style-name="P33">Donar d’alta Reserva</text:p>
                </table:table-cell>
                <table:covered-table-cell/>
              </table:table-row>
              <table:table-row>
                <table:table-cell table:style-name="Taula4.A3" office:value-type="string">
                  <text:p text:style-name="P35">1.- Mostrar formulari Donar d'alta <text:span text:style-name="T10">reserva</text:span> amb els camps a introduir</text:p>
                  <text:p text:style-name="P36">3.- Verificar que les dades introduïdes són vàlides. <text:span text:style-name="T11">Obrir BD. EX1 </text:span></text:p>
                  <text:p text:style-name="P35"><text:span text:style-name="T12">4</text:span>.- <text:span text:style-name="T13">Cridar a Consultar Reserva. EX2</text:span></text:p>
                  <text:p text:style-name="P36">5.- Si les dades existeixen, mostrar missatge d'error, <text:span text:style-name="T14">Reserva</text:span> duplica<text:span text:style-name="T15">da</text:span> i torna al punt 1 <text:span text:style-name="T16">Ex 5</text:span></text:p>
                  <text:p text:style-name="P35"><text:span text:style-name="T12">6.- Si les dades no existeixen. </text:span>Validar les dades introduïdes. <text:span text:style-name="T17">Mostrar missatge «Reserva afegit a la base de dades». EX3</text:span></text:p>
                  <text:p text:style-name="P37">6.1- Tancar BD. EX<text:span text:style-name="T14">4</text:span></text:p>
                </table:table-cell>
                <table:table-cell table:style-name="Taula4.A2" office:value-type="string">
                  <text:p text:style-name="P35"/>
                  <text:p text:style-name="P35">2.- Afegir les dades de <text:span text:style-name="T10">la reserva.</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12">7</text:span>.- Confirmar les dades</text:p>
                </table:table-cell>
              </table:table-row>
              <table:table-row>
                <table:table-cell table:style-name="Taula4.A2" table:number-columns-spanned="2" office:value-type="string">
                  <text:p text:style-name="P33"><text:span text:style-name="T18">Consultar</text:span> Reserva</text:p>
                </table:table-cell>
                <table:covered-table-cell/>
              </table:table-row>
              <table:table-row>
                <table:table-cell table:style-name="Taula4.A3" office:value-type="string">
                  <text:p text:style-name="P35">1.- Mostrar formulari <text:span text:style-name="T19">per la consulta</text:span> amb el <text:span text:style-name="T20">camp del dni del client</text:span></text:p>
                  <text:p text:style-name="P36">3.- Verificar que les dades introduïdes són vàlides. <text:span text:style-name="T21">Obrir BD.</text:span> <text:span text:style-name="T22">EX1</text:span></text:p>
                  <text:p text:style-name="P38">EX2</text:p>
                  <text:p text:style-name="P35"><text:span text:style-name="T12">4</text:span>.- <text:span text:style-name="T23">Es consulta a la BD si existeix aquesta reserva EX3</text:span></text:p>
                  <text:p text:style-name="P36">5.- Si les dades existeixen, mostrar Totes les dades de <text:span text:style-name="T24">la reserva.</text:span></text:p>
                  <text:p text:style-name="P38"><text:soft-page-break/>5.1- Tancar BD. EX4</text:p>
                  <text:p text:style-name="P35"><text:span text:style-name="T12">6.- Si les dades no existeixen. </text:span><text:s/><text:span text:style-name="T17">Mostrar missatge error «No s'ha trobat aquesta Reserva». Torna al punt 1</text:span></text:p>
                  <text:p text:style-name="P38">6.1- Tancar BD. EX4</text:p>
                </table:table-cell>
                <table:table-cell table:style-name="Taula4.A2" office:value-type="string">
                  <text:p text:style-name="P35">2.- <text:span text:style-name="T25">Introduir el dni del client. </text:span></text:p>
                  <text:p text:style-name="P35"/>
                  <text:p text:style-name="P35"/>
                  <text:p text:style-name="P35"/>
                  <text:p text:style-name="P35"/>
                  <text:p text:style-name="P35"/>
                  <text:p text:style-name="P35"/>
                  <text:p text:style-name="P35"/>
                  <text:p text:style-name="P35"/>
                  <text:p text:style-name="P39"/>
                </table:table-cell>
              </table:table-row>
              <table:table-row>
                <table:table-cell table:style-name="Taula4.A2" table:number-columns-spanned="2" office:value-type="string">
                  <text:p text:style-name="P33"><text:span text:style-name="T26">Modificar</text:span> Reserva</text:p>
                </table:table-cell>
                <table:covered-table-cell/>
              </table:table-row>
              <table:table-row>
                <table:table-cell table:style-name="Taula4.A3" office:value-type="string">
                  <text:p text:style-name="P35">1.- Mostrar formulari <text:span text:style-name="T27">Modificar reserva</text:span> .</text:p>
                  <text:p text:style-name="P36">3.- Verificar que les dades introduïdes són vàlides. <text:span text:style-name="T21">Obrir BD.</text:span> <text:span text:style-name="T22">EX1</text:span></text:p>
                  <text:p text:style-name="P38">EX2</text:p>
                  <text:p text:style-name="P35"><text:span text:style-name="T12">4</text:span>.- <text:span text:style-name="T13">Cridar a Consultar Reserva. EX3</text:span></text:p>
                  <text:p text:style-name="P35"><text:span text:style-name="T27">5.- Si les dades no existeixen. </text:span><text:s/><text:span text:style-name="T17">Mostrar missatge error «No s'ha trobat aquest Actor». Torna al punt 1</text:span></text:p>
                  <text:p text:style-name="P38"><text:span text:style-name="T27">5</text:span>.1- Tancar BD. EX4</text:p>
                  <text:p text:style-name="P40">6.- Si les dades existeixen, mostrar Totes les dades de l'actor per modificar.</text:p>
                  <text:p text:style-name="P36"><text:span text:style-name="T27">8</text:span>.- Verificar que les dades introduïdes són vàlides. <text:span text:style-name="T28">EX1</text:span></text:p>
                  <text:p text:style-name="P41">9- <text:span text:style-name="T23">Es consulta a la BD si existeix aquest </text:span>nif.<text:span text:style-name="T23"> EX3</text:span></text:p>
                  <text:p text:style-name="P35"><text:span text:style-name="T28">10.- Si el dni existeix. </text:span><text:s/><text:span text:style-name="T17">Mostrar missatge error «DNI duplicat». Torna al punt 6 Ex5</text:span></text:p>
                  <text:p text:style-name="P41">11.- Si el <text:span text:style-name="T29">dni</text:span> existeix, s'actualitzen les dades a la BD. EX<text:span text:style-name="T30">4</text:span></text:p>
                  <text:p text:style-name="P41">11.<text:span text:style-name="T31">2</text:span>- Tancar BD. EX<text:span text:style-name="T30">5</text:span></text:p>
                  <text:p text:style-name="P38"/>
                </table:table-cell>
                <table:table-cell table:style-name="Taula4.A2" office:value-type="string">
                  <text:p text:style-name="P35">2.- <text:span text:style-name="T25">Introduir les dades a modificar.</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2">11.1.- Confirma l’actualització de la reserva.</text:p>
                </table:table-cell>
              </table:table-row>
              <table:table-row>
                <table:table-cell table:style-name="Taula4.A2" table:number-columns-spanned="2" office:value-type="string">
                  <text:p text:style-name="P34">Eliminar Reserva</text:p>
                </table:table-cell>
                <table:covered-table-cell/>
              </table:table-row>
              <table:table-row>
                <table:table-cell table:style-name="Taula4.A3" office:value-type="string">
                  <text:p text:style-name="P35">1.- Mostrar <text:s/><text:span text:style-name="T32">el llista de reserves.</text:span></text:p>
                  <text:p text:style-name="P35"><text:span text:style-name="T32">3</text:span>.- <text:span text:style-name="T13">Cridar a Consultar Reserva. EX3</text:span></text:p>
                  <text:p text:style-name="P35"><text:span text:style-name="T27">5.- Si no la troba</text:span> <text:span text:style-name="T17">Mostrar missatge error «No s'ha trobat aquesta Reserva». Torna al punt 1</text:span></text:p>
                  <text:p text:style-name="P38"><text:span text:style-name="T27">5</text:span>.1- Tancar BD. EX4</text:p>
                  <text:p text:style-name="P40">6.- Si l<text:span text:style-name="T33">a reserva</text:span> existeix, <text:span text:style-name="T34">s’elimina la reserva. EX$</text:span></text:p>
                  <text:p text:style-name="P41"><text:span text:style-name="T35">8.</text:span>- Tancar BD. EX<text:span text:style-name="T30">5</text:span></text:p>
                </table:table-cell>
                <table:table-cell table:style-name="Taula4.A2" office:value-type="string">
                  <text:p text:style-name="P35"><text:span text:style-name="T36">2.</text:span>- <text:span text:style-name="T32">Selecciona la reserva a eliminar.</text:span></text:p>
                  <text:p text:style-name="P35"/>
                  <text:p text:style-name="P35"/>
                  <text:p text:style-name="P35"/>
                  <text:p text:style-name="P35"/>
                  <text:p text:style-name="P35"/>
                  <text:p text:style-name="P35"><text:span text:style-name="T12">7</text:span>.- Confirmar <text:span text:style-name="T35">l’eliminació</text:span> <text:span text:style-name="T37">de la reserva.</text:span></text:p>
                </table:table-cell>
              </table:table-row>
            </table:table>
            <text:p text:style-name="P23"/>
          </table:table-cell>
        </table:table-row>
        <table:table-row table:style-name="Taula1.1">
          <table:table-cell table:style-name="Taula1.A1" office:value-type="string">
            <text:p text:style-name="P19">Precondicions</text:p>
          </table:table-cell>
          <table:table-cell table:style-name="Taula1.B6" office:value-type="string">
            <text:p text:style-name="P25">S’ha de tenir el rol de treballador recepcionista.</text:p>
          </table:table-cell>
        </table:table-row>
        <table:table-row table:style-name="Taula1.1">
          <table:table-cell table:style-name="Taula1.A1" office:value-type="string">
            <text:p text:style-name="P19">Postcondicions</text:p>
          </table:table-cell>
          <table:table-cell table:style-name="Taula1.B6" office:value-type="string">
            <text:p text:style-name="P26">Verificar que les dades no estiguin repetides</text:p>
            <text:p text:style-name="P27">Les dades s'han afegit a la BD correctament</text:p>
          </table:table-cell>
        </table:table-row>
        <table:table-row table:style-name="Taula1.1">
          <table:table-cell table:style-name="Taula1.A7" office:value-type="string">
            <text:p text:style-name="P19">Excepcions</text:p>
          </table:table-cell>
          <table:table-cell table:style-name="Taula1.B7" office:value-type="string">
            <text:p text:style-name="P27">EX1: Error <text:span text:style-name="T10">al validar dades amb el format correcte</text:span></text:p>
            <text:p text:style-name="P27">EX2: Error consultant la BD</text:p>
            <text:p text:style-name="P27"><text:soft-page-break/>Ex<text:span text:style-name="T11">3</text:span>: Error inserint a la BD</text:p>
            <text:p text:style-name="P27">EX<text:span text:style-name="T11">4</text:span>: Error tancant la Bd</text:p>
            <text:p text:style-name="P27">EX<text:span text:style-name="T14">5</text:span>: <text:span text:style-name="T14">Reserva Duplicada. </text:span></text:p>
          </table:table-cell>
        </table:table-row>
      </table:table>
      <text:h text:style-name="P3" text:outline-level="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6:37:07.667823968</meta:creation-date>
    <dc:date>2017-04-06T00:43:30.538706691</dc:date>
    <meta:editing-duration>PT5H17M9S</meta:editing-duration>
    <meta:editing-cycles>73</meta:editing-cycles>
    <meta:generator>LibreOffice/5.1.6.2$Linux_X86_64 LibreOffice_project/10m0$Build-2</meta:generator>
    <meta:document-statistic meta:table-count="4" meta:image-count="2" meta:object-count="0" meta:page-count="5" meta:paragraph-count="102" meta:word-count="852" meta:character-count="5180" meta:non-whitespace-character-count="4417"/>
  </office:meta>
</office:document-meta>
</file>